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52ddc" officeooo:paragraph-rsid="00052ddc"/>
    </style:style>
    <style:style style:name="P2" style:family="paragraph" style:parent-style-name="Standard">
      <style:text-properties officeooo:rsid="00064c25" officeooo:paragraph-rsid="00064c25"/>
    </style:style>
    <style:style style:name="P3" style:family="paragraph" style:parent-style-name="Standard">
      <style:text-properties officeooo:rsid="0006fff7" officeooo:paragraph-rsid="0006fff7"/>
    </style:style>
    <style:style style:name="P4" style:family="paragraph" style:parent-style-name="Standard">
      <style:text-properties officeooo:rsid="0007a7f1" officeooo:paragraph-rsid="0007a7f1"/>
    </style:style>
    <style:style style:name="P5" style:family="paragraph" style:parent-style-name="Standard">
      <style:text-properties officeooo:rsid="0007a7f1" officeooo:paragraph-rsid="000a1171"/>
    </style:style>
    <style:style style:name="P6" style:family="paragraph" style:parent-style-name="Standard">
      <style:text-properties officeooo:rsid="000a1171" officeooo:paragraph-rsid="000a1171"/>
    </style:style>
    <style:style style:name="P7" style:family="paragraph" style:parent-style-name="Standard">
      <style:text-properties officeooo:rsid="000de5b4" officeooo:paragraph-rsid="000de5b4"/>
    </style:style>
    <style:style style:name="P8" style:family="paragraph" style:parent-style-name="Standard">
      <style:text-properties officeooo:rsid="000fbfca" officeooo:paragraph-rsid="000fbfca"/>
    </style:style>
    <style:style style:name="P9" style:family="paragraph" style:parent-style-name="Standard">
      <style:text-properties officeooo:rsid="001164ca" officeooo:paragraph-rsid="001164ca"/>
    </style:style>
    <style:style style:name="P10" style:family="paragraph" style:parent-style-name="Standard">
      <style:text-properties officeooo:rsid="00136605" officeooo:paragraph-rsid="00136605"/>
    </style:style>
    <style:style style:name="P11" style:family="paragraph" style:parent-style-name="Standard">
      <style:text-properties officeooo:rsid="00136605" officeooo:paragraph-rsid="0013bcdb"/>
    </style:style>
    <style:style style:name="P12" style:family="paragraph" style:parent-style-name="Standard">
      <style:text-properties officeooo:rsid="0013bcdb" officeooo:paragraph-rsid="0013bcdb"/>
    </style:style>
    <style:style style:name="P13" style:family="paragraph" style:parent-style-name="Standard">
      <style:text-properties officeooo:rsid="001610a3" officeooo:paragraph-rsid="001610a3"/>
    </style:style>
    <style:style style:name="P14" style:family="paragraph" style:parent-style-name="Standard">
      <style:text-properties officeooo:rsid="0016446a" officeooo:paragraph-rsid="001610a3"/>
    </style:style>
    <style:style style:name="P15" style:family="paragraph" style:parent-style-name="Standard">
      <style:text-properties officeooo:rsid="0016446a" officeooo:paragraph-rsid="0016446a"/>
    </style:style>
    <style:style style:name="T1" style:family="text">
      <style:text-properties officeooo:rsid="00064c25"/>
    </style:style>
    <style:style style:name="T2" style:family="text">
      <style:text-properties officeooo:rsid="0006fff7"/>
    </style:style>
    <style:style style:name="T3" style:family="text">
      <style:text-properties officeooo:rsid="0008b345"/>
    </style:style>
    <style:style style:name="T4" style:family="text">
      <style:text-properties officeooo:rsid="000a1171"/>
    </style:style>
    <style:style style:name="T5" style:family="text">
      <style:text-properties officeooo:rsid="000b9fcb"/>
    </style:style>
    <style:style style:name="T6" style:family="text">
      <style:text-properties officeooo:rsid="000d0574"/>
    </style:style>
    <style:style style:name="T7" style:family="text">
      <style:text-properties officeooo:rsid="000de5b4"/>
    </style:style>
    <style:style style:name="T8" style:family="text">
      <style:text-properties officeooo:rsid="00114f28"/>
    </style:style>
    <style:style style:name="T9" style:family="text">
      <style:text-properties officeooo:rsid="0012c030"/>
    </style:style>
    <style:style style:name="T10" style:family="text">
      <style:text-properties officeooo:rsid="0013bcdb"/>
    </style:style>
    <style:style style:name="T11" style:family="text">
      <style:text-properties officeooo:rsid="00143490"/>
    </style:style>
    <style:style style:name="T12" style:family="text">
      <style:text-properties officeooo:rsid="0016446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bstract:</text:p>
      <text:p text:style-name="P1">A Legendre pseudospectral method is used to solve the minimum energy reorientation problem for a 3U Cubesat with three orthogonal reaction wheels. Optimization is performed with respect to a cost function that represents battery energy losses, and includes terms arising from resistive losses in the armature resistance, friction in the bearings, and mechanical kinetic energy, which is unrecoverable in the absence of a regenerative braking system. To deal with numerical challenges arising from <text:span text:style-name="T1">the non-smoothness</text:span> <text:span text:style-name="T1">of </text:span>this cost function, a novel approximation method is introduced. Results are compared with those obtained using the standard “control-torque-squared” cost function, and it is shown that, if the ratio between the moments of inertia of the satellite body and the reaction wheels is large, optimization with respect to the standard cost function does not produce an energy-optimal solution.</text:p>
      <text:p text:style-name="P1"/>
      <text:p text:style-name="P2">Introduction:</text:p>
      <text:p text:style-name="P2"/>
      <text:p text:style-name="P3">Motivation:</text:p>
      <text:p text:style-name="P2">Cubesats are small satellites whose size and shape is referred to in terms of units. A single unit (1U) Cubesat is a 10cm cube with a mass of about 1kg. A three unit (3U) Cubesat has dimensions 10cmx10cmx30cm and has a mass of about 3kg. Their only source of energy are batteries, which are recharged by solar panels covering the (very small) body. Therefore, Cubesats operate under severe energy constraints, which motivates the development of energy-optimal attitude maneuvers. <text:span text:style-name="T2">Reaction wheel based controllers are popular when the application requires high pointing accuracy and rapid reorientation because they do not consume any fuel, operating entirely on electrical energy which can be regenerated with solar panels. Unlike larger satellites, which often have redundant, tetrahedral arrangements of reaction wheels, Cubesat attitude controllers are usually have only three, orthogonally arranged, reaction wheels. This is due in part to severe weight constraints, and also because replacing a malfunctioning Cubesat is relatively inexpensive compared to the cost of replacing a large satellite with a nonoperational attitude control system. Many of these reaction wheel arrays do not have regenerative braking, which means that electrical energy cannot be recovered from the kinetic energy of a reaction wheel when it is slowed down. Most of the Cubesats with high performance, reaction wheel based controllers are 3U, because such a system in smaller satellites leaves insufficient room for payload. Therefore, this paper is concerned with computing electrical energy-optimal trajectories for a 3U Cubesat with three reaction wheels, which are incapable of regenerative braking. </text:span></text:p>
      <text:p text:style-name="P2"/>
      <text:p text:style-name="P4">Methods:</text:p>
      <text:p text:style-name="P5">We use a Legendre pseudospectral method to compute a state-control trajectory pair that minimizes a cost function and satisfies dynamic constraints, as implemented by the software package DIDO (cite). This approach does not require any linearization of the attitude dynamics; the satellite body and reaction wheels are considered as four rigid bodies with fixed centers of mass. <text:span text:style-name="T4">We use a cost function derived by analyzing the power flowing out of the battery as function of applied torque and wheel speed, which contains terms arising from three sources of energy loss: resistive losses in the armature resistance, friction in the bearings, and mechanical kinetic energy, which is unrecoverable in the absence of a regenerative braking system.</text:span></text:p>
      <text:p text:style-name="P5"/>
      <text:p text:style-name="P5">This approach is computationally expensive, and therefore cannot be used directly for closed loop attitude maneuvering. However, if a trajectory is computed using this method, it can be tracked by a closed loop controller on board the satellite. Karpenko(cite) <text:span text:style-name="T3">uses a similar approach to </text:span>produce time-optimal trajectories, <text:span text:style-name="T3">provides a practical implementation of the tracking controller, and demonstrates the feasibility of this approach by executing maneuvers aboard the TRACE satellite. </text:span></text:p>
      <text:p text:style-name="P5"/>
      <text:p text:style-name="P5"/>
      <text:p text:style-name="P6"><text:soft-page-break/><text:span text:style-name="T7">Related Work</text:span>:</text:p>
      <text:p text:style-name="P6"/>
      <text:p text:style-name="P6"><text:span text:style-name="T6">Pseudospectral</text:span> <text:span text:style-name="T5">approaches to energy optimal satellite attitude maneuvers are implemented in (Develle 2011,Kedare 2014,Mesbahi, Harleigh 2016). Other nonlinear-programming type numerical methods have not been applied to this problem, to the best of our knowledge. Develle and Kedare compute trajectories which minimize the integral of the total applied control torque. This approach produces reasonable solutions, but doesn't model the reaction wheels themselves, and is more suited to the case where the propulsion is provided by thrusters. Mesbahi models the reaction wheels, and computes optimal trajectories in the presence of path constraints. The cost function includes both time and energy terms, with the tradeoff being dictated by a manually specified tuning parameter. Energy is computed as proportional to the integral of the control torque squared, and no discussion of the validity of this cost is provided. Harleigh computes energy optimal, fixed time trajectories for a larger satellite with a tetrahedral arrangement of reaction wheels, using a cost function which is similar to the one used in this work, but which doesn't account for the lack of regenerative braking. </text:span></text:p>
      <text:p text:style-name="P6"/>
      <text:p text:style-name="P7">A more common approach to energy minimization is to optimally allocate a precomputed desired control torque to a redundant array of reaction wheels. Because there are more than three wheels, there are an infinite number of combinations of individual wheel torques that produce the desired overall torque. (Blenden 2010, Wisniewski, 2005, Scaub 2008) are examples of work that are concerned with finding the optimal combination of wheel torques that will provide the desired control torque. A common cost function for these approach is the minimize the sum of squares of reaction wheel torques at every instant. The use of this cost function allows for the derivation of an analytical solution. </text:p>
      <text:p text:style-name="P7"/>
      <text:p text:style-name="P9">Though very different in nature, the two types of approaches to energy optimization nearly always optimize with respect to a cost function which is proportional to the sum of squares of control torque. This cost function is popular because it is well suited to both to numerical and analytical optimization methods. However, the motivation of these studies is to reduce the strain the attitude control system puts on the energy budget of the satellite, so it is important to evaluate whether optimization with respect to the convenient sum-of-squares cost function really does minimize the <text:span text:style-name="T9">electrical </text:span>energy consumed by the syste<text:span text:style-name="T9">m.</text:span></text:p>
      <text:p text:style-name="P9"/>
      <text:p text:style-name="P8">Finally, there exists a large breadth of work related to the time optimal reorientation problem(cite a few papers). In general, there exists a tradeoff between time and energy minimization <text:span text:style-name="T8">(maybe cite harleigh)</text:span>, and so time-optimal maneuvers tend to be energetically expensive. In addition, the nature of the optimal control problem is different between the two, because in the energy optimal problem the end time is fixed. <text:span text:style-name="T8">As such, this work is generally not closely related to ours. However, the time optimal work of Karpenko is worth mentioning because it uses the same package for optimization as this work (DIDO), and, more importantly, it illustrates the way in which optimal attitude maneuvers computed using pseudospectral optimal control theory can be implemented in practice.</text:span></text:p>
      <text:p text:style-name="P8"/>
      <text:p text:style-name="P10">Contributions:</text:p>
      <text:p text:style-name="P10"/>
      <text:p text:style-name="P11">We optimize a large angle Cubesat reorientation maneuver with respect to a cost function which is more closely representative of the true electrical energy cost, for the given system, than any other cost function previously considered. The most closely related work (Harleigh) deals with a similar cost function, which differs in that in assumes that the attitude controller is equipped with a perfect regenerative braking system. In fact, we will show in a later section that for type of hardware and maneuvers dealt with in this paper, the cost function in (Harleigh) reduces to the standard sum-of-squares of control torque function. </text:p>
      <text:p text:style-name="P11"><text:soft-page-break/><text:span text:style-name="T10">In order to allow for the lack of regenerative braking, the cost function must be non-smooth at zero, which makes it perform poorly under numerical optimization. We overcome this difficulty by introducing a novel approximated cost function, which should be applicable to a number of other cost functions of similar nature. </text:span></text:p>
      <text:p text:style-name="P12">Finally, we use this more accurate cost function to show that, for the given problem, optimization with respect to the traditional cost function does not minimize electrical energy consumption as the ratio between the moments of inertia of the reaction wheels and the satellite body becomes large, <text:span text:style-name="T11">and provide a physically intuitive explanation of this result. </text:span></text:p>
      <text:p text:style-name="P12"/>
      <text:p text:style-name="P13">Problem Formalization</text:p>
      <text:p text:style-name="P13"/>
      <text:p text:style-name="P13">Hardware Background: </text:p>
      <text:p text:style-name="P13">Reaction-wheel attitude control is based on the principle of momentum exchange between the wheels and the satellite body. When a torque is exerted on a reaction wheel by a motor (usually a brushless DC [BLDC] motor), the opposite torque is exerted on the satellite body. Three reaction wheels, arranged orthogonally, allow for control in three axes. The torque produced by the BLDC motor is linearly proportional to the current flowing through it. BLDC motors are electronically commutated, and the characteristics of the torque produced depend on the quality of the commutation algorithm. With a precise estimate of rotor angle <text:span text:style-name="T12">and current</text:span>, the production of a constant, ripple-free torque is theoretically possible, although most Cubesat-scale reaction wheels don't have such sophisticated motor control algorithms. Furthermore, motors can produce higher torques at lower speeds. <text:span text:style-name="T12">Finally, due to imperfections in the commutation algorithm, it is sometimes desirable to operate the reaction wheels at a non-zero bias speed, even when the satellite is stationary. </text:span>However, for the purposes of this paper, these realities are ignored, the maximum torque is assumed to be independent of wheel speed, the reaction wheel torque is regarded as the algebraic control variable, <text:span text:style-name="T12">and the reaction wheels are operated without a bias.</text:span> </text:p>
      <text:p text:style-name="P14"/>
      <text:p text:style-name="P15">External torques are neglected for the purposes of this optimization, which is a reasonable assumption since these torques are small (on the order of?) and the maneuver time is short (less than a minute). With time, these external torques would cause the reaction wheels to saturate, so Cubesats with reaction wheels are also equipped with some momentum dumping mechanism, most commonly electro-magnetic torquers. These are also neglected here, as the torques they produce against the Earth's magnetic field are negligible compared to those produced by the reaction wheels. </text:p>
      <text:p text:style-name="P15"/>
      <text:p text:style-name="P15">Optimal Problem Formulation:</text:p>
      <text:p text:style-name="P15">All in Latex</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26T09:23:02.725000000</meta:creation-date>
    <dc:date>2016-01-26T14:49:27.319000000</dc:date>
    <meta:editing-duration>PT2H26M19S</meta:editing-duration>
    <meta:editing-cycles>11</meta:editing-cycles>
    <meta:generator>LibreOffice/5.0.2.2$Windows_X86_64 LibreOffice_project/37b43f919e4de5eeaca9b9755ed688758a8251fe</meta:generator>
    <meta:document-statistic meta:table-count="0" meta:image-count="0" meta:object-count="0" meta:page-count="3" meta:paragraph-count="23" meta:word-count="1593" meta:character-count="10488" meta:non-whitespace-character-count="8908"/>
  </office:meta>
</office:document-meta>
</file>